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3.2mm"/>
    </style:style>
    <style:style style:name="co2" style:family="table-column">
      <style:table-column-properties fo:break-before="auto" style:column-width="51.54mm"/>
    </style:style>
    <style:style style:name="co3" style:family="table-column">
      <style:table-column-properties fo:break-before="auto" style:column-width="88.97mm"/>
    </style:style>
    <style:style style:name="co4" style:family="table-column">
      <style:table-column-properties fo:break-before="auto" style:column-width="75.3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taph.aureus.cellmodeller.final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aph.aureus.cellmodeller.fin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iborg@iborg-desktop:~$ cmgui</text:p>
          </table:table-cell>
          <table:table-cell table:style-name="Default" table:number-columns-repeated="11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et up OpenCL context:</text:p>
          </table:table-cell>
          <table:table-cell table:style-name="Default" table:number-columns-repeated="11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<text:s text:c="2"/>Platform: NVIDIA CUDA</text:p>
          </table:table-cell>
          <table:table-cell table:style-name="Default" table:number-columns-repeated="11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<text:s text:c="2"/>Device: GeForce GTX TITAN X</text:p>
          </table:table-cell>
          <table:table-cell table:style-name="Default" table:number-columns-repeated="11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Importing model StaphAureus</text:p>
          </table:table-cell>
          <table:table-cell table:style-name="Default" table:number-columns-repeated="11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<text:s text:c="4"/>0 <text:s text:c="4"/>1 cells <text:s text:c="6"/>2 cts <text:s text:c="6"/>1 iterations <text:s/>residual = 0.000000</text:p>
          </table:table-cell>
          <table:table-cell table:style-name="Default" table:number-columns-repeated="11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1993" calcext:value-type="float">
            <text:p>0.001993</text:p>
          </table:table-cell>
          <table:table-cell office:value-type="string" calcext:value-type="string">
            <text:p>hour(s)</text:p>
          </table:table-cell>
          <table:table-cell office:value-type="float" office:value="0.119572" calcext:value-type="float">
            <text:p>0.11957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174312" calcext:value-type="float">
            <text:p>7.174312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7:.B88])" office:value-type="float" office:value="0.698970004336019" calcext:value-type="float">
            <text:p>0.698970004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.00206" calcext:value-type="float">
            <text:p>0.00206</text:p>
          </table:table-cell>
          <table:table-cell office:value-type="string" calcext:value-type="string">
            <text:p>hour(s)</text:p>
          </table:table-cell>
          <table:table-cell office:value-type="float" office:value="0.123572" calcext:value-type="float">
            <text:p>0.12357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414299" calcext:value-type="float">
            <text:p>7.414299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8:.B89])" office:value-type="float" office:value="0.954242509439325" calcext:value-type="float">
            <text:p>0.9542425094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002135" calcext:value-type="float">
            <text:p>0.002135</text:p>
          </table:table-cell>
          <table:table-cell office:value-type="string" calcext:value-type="string">
            <text:p>hour(s)</text:p>
          </table:table-cell>
          <table:table-cell office:value-type="float" office:value="0.128124" calcext:value-type="float">
            <text:p>0.1281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687419" calcext:value-type="float">
            <text:p>7.687419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9:.B90])" office:value-type="float" office:value="1.17609125905568" calcext:value-type="float">
            <text:p>1.1760912591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0.002244" calcext:value-type="float">
            <text:p>0.002244</text:p>
          </table:table-cell>
          <table:table-cell office:value-type="string" calcext:value-type="string">
            <text:p>hour(s)</text:p>
          </table:table-cell>
          <table:table-cell office:value-type="float" office:value="0.134655" calcext:value-type="float">
            <text:p>0.1346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.079297" calcext:value-type="float">
            <text:p>8.079297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10:.B91])" office:value-type="float" office:value="1.38021124171161" calcext:value-type="float">
            <text:p>1.3802112417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0.002355" calcext:value-type="float">
            <text:p>0.002355</text:p>
          </table:table-cell>
          <table:table-cell office:value-type="string" calcext:value-type="string">
            <text:p>hour(s)</text:p>
          </table:table-cell>
          <table:table-cell office:value-type="float" office:value="0.141321" calcext:value-type="float">
            <text:p>0.1413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.479279" calcext:value-type="float">
            <text:p>8.479279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11:.B92])" office:value-type="float" office:value="1.5910646070265" calcext:value-type="float">
            <text:p>1.591064607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0.002481" calcext:value-type="float">
            <text:p>0.002481</text:p>
          </table:table-cell>
          <table:table-cell office:value-type="string" calcext:value-type="string">
            <text:p>hour(s)</text:p>
          </table:table-cell>
          <table:table-cell office:value-type="float" office:value="0.148867" calcext:value-type="float">
            <text:p>0.1488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.931992" calcext:value-type="float">
            <text:p>8.931992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12:.B93])" office:value-type="float" office:value="1.76342799356294" calcext:value-type="float">
            <text:p>1.7634279936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hour(s)</text:p>
          </table:table-cell>
          <table:table-cell office:value-type="float" office:value="0.158949" calcext:value-type="float">
            <text:p>0.15894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536942" calcext:value-type="float">
            <text:p>9.536942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13:.B94])" office:value-type="float" office:value="1.95904139232109" calcext:value-type="float">
            <text:p>1.959041392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0.002832" calcext:value-type="float">
            <text:p>0.002832</text:p>
          </table:table-cell>
          <table:table-cell office:value-type="string" calcext:value-type="string">
            <text:p>hour(s)</text:p>
          </table:table-cell>
          <table:table-cell office:value-type="float" office:value="0.169922" calcext:value-type="float">
            <text:p>0.16992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195311" calcext:value-type="float">
            <text:p>10.195311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14:.B95])" office:value-type="float" office:value="2.11727129565576" calcext:value-type="float">
            <text:p>2.1172712957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float" office:value="0.003082" calcext:value-type="float">
            <text:p>0.003082</text:p>
          </table:table-cell>
          <table:table-cell office:value-type="string" calcext:value-type="string">
            <text:p>hour(s)</text:p>
          </table:table-cell>
          <table:table-cell office:value-type="float" office:value="0.184949" calcext:value-type="float">
            <text:p>0.18494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096924" calcext:value-type="float">
            <text:p>11.096924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15:.B96])" office:value-type="float" office:value="2.28103336724773" calcext:value-type="float">
            <text:p>2.2810333672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4" calcext:value-type="float">
            <text:p>254</text:p>
          </table:table-cell>
          <table:table-cell office:value-type="float" office:value="0.003399" calcext:value-type="float">
            <text:p>0.003399</text:p>
          </table:table-cell>
          <table:table-cell office:value-type="string" calcext:value-type="string">
            <text:p>hour(s)</text:p>
          </table:table-cell>
          <table:table-cell office:value-type="float" office:value="0.203935" calcext:value-type="float">
            <text:p>0.2039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236127" calcext:value-type="float">
            <text:p>12.236127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16:.B97])" office:value-type="float" office:value="2.40483371661994" calcext:value-type="float">
            <text:p>2.4048337166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8" calcext:value-type="float">
            <text:p>348</text:p>
          </table:table-cell>
          <table:table-cell office:value-type="float" office:value="0.003801" calcext:value-type="float">
            <text:p>0.003801</text:p>
          </table:table-cell>
          <table:table-cell office:value-type="string" calcext:value-type="string">
            <text:p>hour(s)</text:p>
          </table:table-cell>
          <table:table-cell office:value-type="float" office:value="0.228052" calcext:value-type="float">
            <text:p>0.2280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683099" calcext:value-type="float">
            <text:p>13.683099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17:.B98])" office:value-type="float" office:value="2.54157924394658" calcext:value-type="float">
            <text:p>2.5415792439</text:p>
          </table:table-cell>
          <table:table-cell table:number-columns-repeated="100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67" calcext:value-type="float">
            <text:p>467</text:p>
          </table:table-cell>
          <table:table-cell office:value-type="float" office:value="0.004281" calcext:value-type="float">
            <text:p>0.004281</text:p>
          </table:table-cell>
          <table:table-cell office:value-type="string" calcext:value-type="string">
            <text:p>hour(s)</text:p>
          </table:table-cell>
          <table:table-cell office:value-type="float" office:value="0.25688" calcext:value-type="float">
            <text:p>0.256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41282" calcext:value-type="float">
            <text:p>15.41282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18:.B99])" office:value-type="float" office:value="2.66931688056611" calcext:value-type="float">
            <text:p>2.6693168806</text:p>
          </table:table-cell>
          <table:table-cell table:number-columns-repeated="100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98" calcext:value-type="float">
            <text:p>598</text:p>
          </table:table-cell>
          <table:table-cell office:value-type="float" office:value="0.004869" calcext:value-type="float">
            <text:p>0.004869</text:p>
          </table:table-cell>
          <table:table-cell office:value-type="string" calcext:value-type="string">
            <text:p>hour(s)</text:p>
          </table:table-cell>
          <table:table-cell office:value-type="float" office:value="0.292158" calcext:value-type="float">
            <text:p>0.2921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529493" calcext:value-type="float">
            <text:p>17.529493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19:.B100])" office:value-type="float" office:value="2.77670118398841" calcext:value-type="float">
            <text:p>2.776701184</text:p>
          </table:table-cell>
          <table:table-cell table:number-columns-repeated="100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71" calcext:value-type="float">
            <text:p>771</text:p>
          </table:table-cell>
          <table:table-cell office:value-type="float" office:value="0.005571" calcext:value-type="float">
            <text:p>0.005571</text:p>
          </table:table-cell>
          <table:table-cell office:value-type="string" calcext:value-type="string">
            <text:p>hour(s)</text:p>
          </table:table-cell>
          <table:table-cell office:value-type="float" office:value="0.334245" calcext:value-type="float">
            <text:p>0.3342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054724" calcext:value-type="float">
            <text:p>20.054724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20:.B101])" office:value-type="float" office:value="2.88705437805096" calcext:value-type="float">
            <text:p>2.8870543781</text:p>
          </table:table-cell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5" calcext:value-type="float">
            <text:p>995</text:p>
          </table:table-cell>
          <table:table-cell office:value-type="float" office:value="0.006434" calcext:value-type="float">
            <text:p>0.006434</text:p>
          </table:table-cell>
          <table:table-cell office:value-type="string" calcext:value-type="string">
            <text:p>hour(s)</text:p>
          </table:table-cell>
          <table:table-cell office:value-type="float" office:value="0.386028" calcext:value-type="float">
            <text:p>0.3860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161652" calcext:value-type="float">
            <text:p>23.161652</text:p>
          </table:table-cell>
          <table:table-cell table:style-name="Default" office:value-type="string" calcext:value-type="string">
            <text:p>second(s)</text:p>
          </table:table-cell>
          <table:table-cell table:style-name="Default" table:number-columns-repeated="3"/>
          <table:table-cell table:number-columns-repeated="2"/>
          <table:table-cell table:formula="of:=LOG([.B21:.B102])" office:value-type="float" office:value="2.99782308074573" calcext:value-type="float">
            <text:p>2.9978230807</text:p>
          </table:table-cell>
          <table:table-cell table:number-columns-repeated="100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71" calcext:value-type="float">
            <text:p>1271</text:p>
          </table:table-cell>
          <table:table-cell office:value-type="float" office:value="0.007438" calcext:value-type="float">
            <text:p>0.007438</text:p>
          </table:table-cell>
          <table:table-cell office:value-type="string" calcext:value-type="string">
            <text:p>hour(s)</text:p>
          </table:table-cell>
          <table:table-cell office:value-type="float" office:value="0.446292" calcext:value-type="float">
            <text:p>0.44629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6.777546 second(s)</text:p>
          </table:table-cell>
          <table:table-cell table:style-name="Default" table:number-columns-repeated="4"/>
          <table:table-cell table:number-columns-repeated="2"/>
          <table:table-cell table:formula="of:=LOG([.B22:.B103])" office:value-type="float" office:value="3.10414555055401" calcext:value-type="float">
            <text:p>3.1041455506</text:p>
          </table:table-cell>
          <table:table-cell table:number-columns-repeated="100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4" calcext:value-type="float">
            <text:p>1584</text:p>
          </table:table-cell>
          <table:table-cell office:value-type="float" office:value="0.008647" calcext:value-type="float">
            <text:p>0.008647</text:p>
          </table:table-cell>
          <table:table-cell office:value-type="string" calcext:value-type="string">
            <text:p>hour(s)</text:p>
          </table:table-cell>
          <table:table-cell office:value-type="float" office:value="0.518791" calcext:value-type="float">
            <text:p>0.51879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.127439 second(s)</text:p>
          </table:table-cell>
          <table:table-cell table:style-name="Default" table:number-columns-repeated="4"/>
          <table:table-cell table:number-columns-repeated="2"/>
          <table:table-cell table:formula="of:=LOG([.B23:.B104])" office:value-type="float" office:value="3.19975517725347" calcext:value-type="float">
            <text:p>3.1997551773</text:p>
          </table:table-cell>
          <table:table-cell table:number-columns-repeated="100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70" calcext:value-type="float">
            <text:p>1970</text:p>
          </table:table-cell>
          <table:table-cell office:value-type="float" office:value="0.010089" calcext:value-type="float">
            <text:p>0.010089</text:p>
          </table:table-cell>
          <table:table-cell office:value-type="string" calcext:value-type="string">
            <text:p>hour(s)</text:p>
          </table:table-cell>
          <table:table-cell office:value-type="float" office:value="0.605359" calcext:value-type="float">
            <text:p>0.6053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6.321522 second(s)</text:p>
          </table:table-cell>
          <table:table-cell table:style-name="Default" table:number-columns-repeated="4"/>
          <table:table-cell table:number-columns-repeated="2"/>
          <table:table-cell table:formula="of:=LOG([.B24:.B105])" office:value-type="float" office:value="3.29446622616159" calcext:value-type="float">
            <text:p>3.2944662262</text:p>
          </table:table-cell>
          <table:table-cell table:number-columns-repeated="100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37" calcext:value-type="float">
            <text:p>2437</text:p>
          </table:table-cell>
          <table:table-cell office:value-type="float" office:value="0.011834" calcext:value-type="float">
            <text:p>0.011834</text:p>
          </table:table-cell>
          <table:table-cell office:value-type="string" calcext:value-type="string">
            <text:p>hour(s)</text:p>
          </table:table-cell>
          <table:table-cell office:value-type="float" office:value="0.710011" calcext:value-type="float">
            <text:p>0.7100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42.600632 second(s)</text:p>
          </table:table-cell>
          <table:table-cell table:style-name="Default" table:number-columns-repeated="4"/>
          <table:table-cell table:number-columns-repeated="2"/>
          <table:table-cell table:formula="of:=LOG([.B25:.B106])" office:value-type="float" office:value="3.38685552918472" calcext:value-type="float">
            <text:p>3.3868555292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76" calcext:value-type="float">
            <text:p>2976</text:p>
          </table:table-cell>
          <table:table-cell office:value-type="float" office:value="0.013858" calcext:value-type="float">
            <text:p>0.013858</text:p>
          </table:table-cell>
          <table:table-cell office:value-type="string" calcext:value-type="string">
            <text:p>hour(s)</text:p>
          </table:table-cell>
          <table:table-cell office:value-type="float" office:value="0.831482" calcext:value-type="float">
            <text:p>0.8314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49.888901 second(s)</text:p>
          </table:table-cell>
          <table:table-cell table:style-name="Default" table:number-columns-repeated="4"/>
          <table:table-cell table:number-columns-repeated="2"/>
          <table:table-cell table:formula="of:=LOG([.B26:.B107])" office:value-type="float" office:value="3.47363292687384" calcext:value-type="float">
            <text:p>3.4736329269</text:p>
          </table:table-cell>
          <table:table-cell table:number-columns-repeated="100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630" calcext:value-type="float">
            <text:p>3630</text:p>
          </table:table-cell>
          <table:table-cell office:value-type="float" office:value="0.016347" calcext:value-type="float">
            <text:p>0.016347</text:p>
          </table:table-cell>
          <table:table-cell office:value-type="string" calcext:value-type="string">
            <text:p>hour(s)</text:p>
          </table:table-cell>
          <table:table-cell office:value-type="float" office:value="0.980806" calcext:value-type="float">
            <text:p>0.9808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58.848343 second(s)</text:p>
          </table:table-cell>
          <table:table-cell table:style-name="Default" table:number-columns-repeated="4"/>
          <table:table-cell table:number-columns-repeated="2"/>
          <table:table-cell table:formula="of:=LOG([.B27:.B108])" office:value-type="float" office:value="3.55990662503611" calcext:value-type="float">
            <text:p>3.559906625</text:p>
          </table:table-cell>
          <table:table-cell table:number-columns-repeated="100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326" calcext:value-type="float">
            <text:p>4326</text:p>
          </table:table-cell>
          <table:table-cell office:value-type="float" office:value="0.019152" calcext:value-type="float">
            <text:p>0.019152</text:p>
          </table:table-cell>
          <table:table-cell office:value-type="string" calcext:value-type="string">
            <text:p>hour(s)</text:p>
          </table:table-cell>
          <table:table-cell office:value-type="float" office:value="1.14913" calcext:value-type="float">
            <text:p>1.149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8.947807 second(s)</text:p>
          </table:table-cell>
          <table:table-cell table:style-name="Default" table:number-columns-repeated="4"/>
          <table:table-cell table:number-columns-repeated="2"/>
          <table:table-cell table:formula="of:=LOG([.B28:.B109])" office:value-type="float" office:value="3.63608651510307" calcext:value-type="float">
            <text:p>3.6360865151</text:p>
          </table:table-cell>
          <table:table-cell table:number-columns-repeated="100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176" calcext:value-type="float">
            <text:p>5176</text:p>
          </table:table-cell>
          <table:table-cell office:value-type="float" office:value="0.022579" calcext:value-type="float">
            <text:p>0.022579</text:p>
          </table:table-cell>
          <table:table-cell office:value-type="string" calcext:value-type="string">
            <text:p>hour(s)</text:p>
          </table:table-cell>
          <table:table-cell office:value-type="float" office:value="1.354735" calcext:value-type="float">
            <text:p>1.3547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81.284126 second(s)</text:p>
          </table:table-cell>
          <table:table-cell table:style-name="Default" table:number-columns-repeated="4"/>
          <table:table-cell table:number-columns-repeated="2"/>
          <table:table-cell table:formula="of:=LOG([.B29:.B110])" office:value-type="float" office:value="3.71399426766064" calcext:value-type="float">
            <text:p>3.7139942677</text:p>
          </table:table-cell>
          <table:table-cell table:number-columns-repeated="100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128" calcext:value-type="float">
            <text:p>6128</text:p>
          </table:table-cell>
          <table:table-cell office:value-type="float" office:value="0.026539" calcext:value-type="float">
            <text:p>0.026539</text:p>
          </table:table-cell>
          <table:table-cell office:value-type="string" calcext:value-type="string">
            <text:p>hour(s)</text:p>
          </table:table-cell>
          <table:table-cell office:value-type="float" office:value="1.592314" calcext:value-type="float">
            <text:p>1.5923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95.538841 second(s)</text:p>
          </table:table-cell>
          <table:table-cell table:style-name="Default" table:number-columns-repeated="4"/>
          <table:table-cell table:number-columns-repeated="2"/>
          <table:table-cell table:formula="of:=LOG([.B30:.B111])" office:value-type="float" office:value="3.78731875662455" calcext:value-type="float">
            <text:p>3.7873187566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193" calcext:value-type="float">
            <text:p>7193</text:p>
          </table:table-cell>
          <table:table-cell office:value-type="float" office:value="0.031203" calcext:value-type="float">
            <text:p>0.031203</text:p>
          </table:table-cell>
          <table:table-cell office:value-type="string" calcext:value-type="string">
            <text:p>hour(s)</text:p>
          </table:table-cell>
          <table:table-cell office:value-type="float" office:value="1.872173" calcext:value-type="float">
            <text:p>1.8721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12.330399 second(s</text:p>
          </table:table-cell>
          <table:table-cell office:value-type="string" calcext:value-type="string">
            <text:p>)</text:p>
          </table:table-cell>
          <table:table-cell table:style-name="Default" table:number-columns-repeated="3"/>
          <table:table-cell table:number-columns-repeated="2"/>
          <table:table-cell table:formula="of:=LOG([.B31:.B112])" office:value-type="float" office:value="3.85691006030079" calcext:value-type="float">
            <text:p>3.8569100603</text:p>
          </table:table-cell>
          <table:table-cell table:number-columns-repeated="100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373" calcext:value-type="float">
            <text:p>8373</text:p>
          </table:table-cell>
          <table:table-cell office:value-type="float" office:value="0.036266" calcext:value-type="float">
            <text:p>0.036266</text:p>
          </table:table-cell>
          <table:table-cell office:value-type="string" calcext:value-type="string">
            <text:p>hour(s)</text:p>
          </table:table-cell>
          <table:table-cell office:value-type="float" office:value="2.17598" calcext:value-type="float">
            <text:p>2.1759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30.558807 second(s</text:p>
          </table:table-cell>
          <table:table-cell office:value-type="string" calcext:value-type="string">
            <text:p>)</text:p>
          </table:table-cell>
          <table:table-cell table:style-name="Default" table:number-columns-repeated="3"/>
          <table:table-cell table:number-columns-repeated="2"/>
          <table:table-cell table:formula="of:=LOG([.B32:.B113])" office:value-type="float" office:value="3.92288109120829" calcext:value-type="float">
            <text:p>3.9228810912</text:p>
          </table:table-cell>
          <table:table-cell table:number-columns-repeated="100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705" calcext:value-type="float">
            <text:p>9705</text:p>
          </table:table-cell>
          <table:table-cell office:value-type="float" office:value="0.042324" calcext:value-type="float">
            <text:p>0.042324</text:p>
          </table:table-cell>
          <table:table-cell office:value-type="string" calcext:value-type="string">
            <text:p>hour(s)</text:p>
          </table:table-cell>
          <table:table-cell office:value-type="float" office:value="2.539415" calcext:value-type="float">
            <text:p>2.53941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52.364883 second(s</text:p>
          </table:table-cell>
          <table:table-cell office:value-type="string" calcext:value-type="string">
            <text:p>)</text:p>
          </table:table-cell>
          <table:table-cell table:style-name="Default" table:number-columns-repeated="3"/>
          <table:table-cell table:number-columns-repeated="2"/>
          <table:table-cell table:formula="of:=LOG([.B33:.B114])" office:value-type="float" office:value="3.98699553972438" calcext:value-type="float">
            <text:p>3.9869955397</text:p>
          </table:table-cell>
          <table:table-cell table:number-columns-repeated="100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225" calcext:value-type="float">
            <text:p>11225</text:p>
          </table:table-cell>
          <table:table-cell office:value-type="float" office:value="0.049356" calcext:value-type="float">
            <text:p>0.049356</text:p>
          </table:table-cell>
          <table:table-cell office:value-type="string" calcext:value-type="string">
            <text:p>hour(s)</text:p>
          </table:table-cell>
          <table:table-cell office:value-type="float" office:value="2.961385" calcext:value-type="float">
            <text:p>2.96138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77.683105 second(s</text:p>
          </table:table-cell>
          <table:table-cell office:value-type="string" calcext:value-type="string">
            <text:p>)</text:p>
          </table:table-cell>
          <table:table-cell table:style-name="Default" table:number-columns-repeated="3"/>
          <table:table-cell table:number-columns-repeated="2"/>
          <table:table-cell table:formula="of:=LOG([.B34:.B115])" office:value-type="float" office:value="4.05018634967536" calcext:value-type="float">
            <text:p>4.0501863497</text:p>
          </table:table-cell>
          <table:table-cell table:number-columns-repeated="100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01" calcext:value-type="float">
            <text:p>12801</text:p>
          </table:table-cell>
          <table:table-cell office:value-type="float" office:value="0.057279" calcext:value-type="float">
            <text:p>0.057279</text:p>
          </table:table-cell>
          <table:table-cell office:value-type="string" calcext:value-type="string">
            <text:p>hour(s)</text:p>
          </table:table-cell>
          <table:table-cell office:value-type="float" office:value="3.436754" calcext:value-type="float">
            <text:p>3.4367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06.205215 second(s</text:p>
          </table:table-cell>
          <table:table-cell office:value-type="string" calcext:value-type="string">
            <text:p>)</text:p>
          </table:table-cell>
          <table:table-cell table:style-name="Default" table:number-columns-repeated="3"/>
          <table:table-cell table:number-columns-repeated="2"/>
          <table:table-cell table:formula="of:=LOG([.B35:.B116])" office:value-type="float" office:value="4.10724389757897" calcext:value-type="float">
            <text:p>4.1072438976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80" calcext:value-type="float">
            <text:p>14480</text:p>
          </table:table-cell>
          <table:table-cell office:value-type="float" office:value="0.065927" calcext:value-type="float">
            <text:p>0.065927</text:p>
          </table:table-cell>
          <table:table-cell office:value-type="string" calcext:value-type="string">
            <text:p>hour(s)</text:p>
          </table:table-cell>
          <table:table-cell office:value-type="float" office:value="3.955614" calcext:value-type="float">
            <text:p>3.9556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37.336868 second(s</text:p>
          </table:table-cell>
          <table:table-cell office:value-type="string" calcext:value-type="string">
            <text:p>)</text:p>
          </table:table-cell>
          <table:table-cell table:style-name="Default" table:number-columns-repeated="3"/>
          <table:table-cell table:number-columns-repeated="2"/>
          <table:table-cell table:formula="of:=LOG([.B36:.B117])" office:value-type="float" office:value="4.16076856186113" calcext:value-type="float">
            <text:p>4.1607685619</text:p>
          </table:table-cell>
          <table:table-cell table:number-columns-repeated="100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279" calcext:value-type="float">
            <text:p>16279</text:p>
          </table:table-cell>
          <table:table-cell office:value-type="float" office:value="0.075793" calcext:value-type="float">
            <text:p>0.075793</text:p>
          </table:table-cell>
          <table:table-cell office:value-type="string" calcext:value-type="string">
            <text:p>hour(s)</text:p>
          </table:table-cell>
          <table:table-cell office:value-type="float" office:value="4.547555" calcext:value-type="float">
            <text:p>4.5475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72.853271 second(s</text:p>
          </table:table-cell>
          <table:table-cell office:value-type="string" calcext:value-type="string">
            <text:p>)</text:p>
          </table:table-cell>
          <table:table-cell table:style-name="Default" table:number-columns-repeated="3"/>
          <table:table-cell table:number-columns-repeated="2"/>
          <table:table-cell table:formula="of:=LOG([.B37:.B118])" office:value-type="float" office:value="4.21162772316862" calcext:value-type="float">
            <text:p>4.2116277232</text:p>
          </table:table-cell>
          <table:table-cell table:number-columns-repeated="100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138" calcext:value-type="float">
            <text:p>18138</text:p>
          </table:table-cell>
          <table:table-cell office:value-type="float" office:value="0.087461" calcext:value-type="float">
            <text:p>0.087461</text:p>
          </table:table-cell>
          <table:table-cell office:value-type="string" calcext:value-type="string">
            <text:p>hour(s)</text:p>
          </table:table-cell>
          <table:table-cell office:value-type="float" office:value="5.24763" calcext:value-type="float">
            <text:p>5.2476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4.857819 second(s</text:p>
          </table:table-cell>
          <table:table-cell office:value-type="string" calcext:value-type="string">
            <text:p>)</text:p>
          </table:table-cell>
          <table:table-cell table:style-name="Default" table:number-columns-repeated="3"/>
          <table:table-cell table:number-columns-repeated="2"/>
          <table:table-cell table:formula="of:=LOG([.B38:.B119])" office:value-type="float" office:value="4.25858939756146" calcext:value-type="float">
            <text:p>4.2585893976</text:p>
          </table:table-cell>
          <table:table-cell table:number-columns-repeated="100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024" calcext:value-type="float">
            <text:p>20024</text:p>
          </table:table-cell>
          <table:table-cell office:value-type="float" office:value="0.100926" calcext:value-type="float">
            <text:p>0.100926</text:p>
          </table:table-cell>
          <table:table-cell office:value-type="string" calcext:value-type="string">
            <text:p>hour(s)</text:p>
          </table:table-cell>
          <table:table-cell office:value-type="float" office:value="6.05557" calcext:value-type="float">
            <text:p>6.055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63.334229 second(s</text:p>
          </table:table-cell>
          <table:table-cell office:value-type="string" calcext:value-type="string">
            <text:p>)</text:p>
          </table:table-cell>
          <table:table-cell table:style-name="Default" table:number-columns-repeated="3"/>
          <table:table-cell table:number-columns-repeated="2"/>
          <table:table-cell table:formula="of:=LOG([.B39:.B120])" office:value-type="float" office:value="4.30155083660017" calcext:value-type="float">
            <text:p>4.3015508366</text:p>
          </table:table-cell>
          <table:table-cell table:number-columns-repeated="100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919" calcext:value-type="float">
            <text:p>21919</text:p>
          </table:table-cell>
          <table:table-cell office:value-type="float" office:value="0.11438" calcext:value-type="float">
            <text:p>0.11438</text:p>
          </table:table-cell>
          <table:table-cell office:value-type="string" calcext:value-type="string">
            <text:p>hour(s)</text:p>
          </table:table-cell>
          <table:table-cell office:value-type="float" office:value="6.86279" calcext:value-type="float">
            <text:p>6.862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411.767426 second(s</text:p>
          </table:table-cell>
          <table:table-cell office:value-type="string" calcext:value-type="string">
            <text:p>)</text:p>
          </table:table-cell>
          <table:table-cell table:style-name="Default" table:number-columns-repeated="3"/>
          <table:table-cell table:number-columns-repeated="2"/>
          <table:table-cell table:formula="of:=LOG([.B40:.B121])" office:value-type="float" office:value="4.34082073665592" calcext:value-type="float">
            <text:p>4.3408207367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856" calcext:value-type="float">
            <text:p>23856</text:p>
          </table:table-cell>
          <table:table-cell office:value-type="float" office:value="0.130516" calcext:value-type="float">
            <text:p>0.130516</text:p>
          </table:table-cell>
          <table:table-cell office:value-type="string" calcext:value-type="string">
            <text:p>hour(s)</text:p>
          </table:table-cell>
          <table:table-cell office:value-type="float" office:value="7.830941" calcext:value-type="float">
            <text:p>7.83094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469.856445 second(s</text:p>
          </table:table-cell>
          <table:table-cell office:value-type="string" calcext:value-type="string">
            <text:p>)</text:p>
          </table:table-cell>
          <table:table-cell table:style-name="Default" table:number-columns-repeated="3"/>
          <table:table-cell table:number-columns-repeated="2"/>
          <table:table-cell table:formula="of:=LOG([.B41:.B122])" office:value-type="float" office:value="4.37759762610892" calcext:value-type="float">
            <text:p>4.3775976261</text:p>
          </table:table-cell>
          <table:table-cell table:number-columns-repeated="100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809" calcext:value-type="float">
            <text:p>25809</text:p>
          </table:table-cell>
          <table:table-cell office:value-type="float" office:value="0.146795" calcext:value-type="float">
            <text:p>0.146795</text:p>
          </table:table-cell>
          <table:table-cell office:value-type="string" calcext:value-type="string">
            <text:p>hour(s)</text:p>
          </table:table-cell>
          <table:table-cell office:value-type="float" office:value="8.807673" calcext:value-type="float">
            <text:p>8.8076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528.460388 second(s</text:p>
          </table:table-cell>
          <table:table-cell office:value-type="string" calcext:value-type="string">
            <text:p>)</text:p>
          </table:table-cell>
          <table:table-cell table:style-name="Default" table:number-columns-repeated="3"/>
          <table:table-cell table:number-columns-repeated="2"/>
          <table:table-cell table:formula="of:=LOG([.B42:.B123])" office:value-type="float" office:value="4.41177117762037" calcext:value-type="float">
            <text:p>4.4117711776</text:p>
          </table:table-cell>
          <table:table-cell table:number-columns-repeated="100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763" calcext:value-type="float">
            <text:p>27763</text:p>
          </table:table-cell>
          <table:table-cell office:value-type="float" office:value="0.165524" calcext:value-type="float">
            <text:p>0.165524</text:p>
          </table:table-cell>
          <table:table-cell office:value-type="string" calcext:value-type="string">
            <text:p>hour(s)</text:p>
          </table:table-cell>
          <table:table-cell office:value-type="float" office:value="9.931426" calcext:value-type="float">
            <text:p>9.93142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595.885559 second(s</text:p>
          </table:table-cell>
          <table:table-cell office:value-type="string" calcext:value-type="string">
            <text:p>)</text:p>
          </table:table-cell>
          <table:table-cell table:style-name="Default" table:number-columns-repeated="3"/>
          <table:table-cell table:number-columns-repeated="2"/>
          <table:table-cell table:formula="of:=LOG([.B43:.B124])" office:value-type="float" office:value="4.44346639308865" calcext:value-type="float">
            <text:p>4.4434663931</text:p>
          </table:table-cell>
          <table:table-cell table:number-columns-repeated="100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707" calcext:value-type="float">
            <text:p>29707</text:p>
          </table:table-cell>
          <table:table-cell office:value-type="float" office:value="0.18588" calcext:value-type="float">
            <text:p>0.18588</text:p>
          </table:table-cell>
          <table:table-cell office:value-type="string" calcext:value-type="string">
            <text:p>hour(s)</text:p>
          </table:table-cell>
          <table:table-cell office:value-type="float" office:value="11.152823" calcext:value-type="float">
            <text:p>11.152823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669.169373 second(</text:p>
          </table:table-cell>
          <table:table-cell office:value-type="string" calcext:value-type="string">
            <text:p>s)</text:p>
          </table:table-cell>
          <table:table-cell table:style-name="Default" table:number-columns-repeated="3"/>
          <table:table-cell table:number-columns-repeated="2"/>
          <table:table-cell table:formula="of:=LOG([.B44:.B125])" office:value-type="float" office:value="4.4728587962254" calcext:value-type="float">
            <text:p>4.4728587962</text:p>
          </table:table-cell>
          <table:table-cell table:number-columns-repeated="100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650" calcext:value-type="float">
            <text:p>31650</text:p>
          </table:table-cell>
          <table:table-cell office:value-type="float" office:value="0.210147" calcext:value-type="float">
            <text:p>0.210147</text:p>
          </table:table-cell>
          <table:table-cell office:value-type="string" calcext:value-type="string">
            <text:p>hour(s)</text:p>
          </table:table-cell>
          <table:table-cell office:value-type="float" office:value="12.608848" calcext:value-type="float">
            <text:p>12.608848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756.530884 second(</text:p>
          </table:table-cell>
          <table:table-cell office:value-type="string" calcext:value-type="string">
            <text:p>s)</text:p>
          </table:table-cell>
          <table:table-cell table:style-name="Default" table:number-columns-repeated="3"/>
          <table:table-cell table:number-columns-repeated="2"/>
          <table:table-cell table:formula="of:=LOG([.B45:.B126])" office:value-type="float" office:value="4.50037371435337" calcext:value-type="float">
            <text:p>4.5003737144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574" calcext:value-type="float">
            <text:p>33574</text:p>
          </table:table-cell>
          <table:table-cell office:value-type="float" office:value="0.234321" calcext:value-type="float">
            <text:p>0.234321</text:p>
          </table:table-cell>
          <table:table-cell office:value-type="string" calcext:value-type="string">
            <text:p>hour(s)</text:p>
          </table:table-cell>
          <table:table-cell office:value-type="float" office:value="14.059279" calcext:value-type="float">
            <text:p>14.059279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843.556763 second(</text:p>
          </table:table-cell>
          <table:table-cell office:value-type="string" calcext:value-type="string">
            <text:p>s)</text:p>
          </table:table-cell>
          <table:table-cell table:style-name="Default" table:number-columns-repeated="3"/>
          <table:table-cell table:number-columns-repeated="2"/>
          <table:table-cell table:formula="of:=LOG([.B46:.B127])" office:value-type="float" office:value="4.52600308609281" calcext:value-type="float">
            <text:p>4.5260030861</text:p>
          </table:table-cell>
          <table:table-cell table:number-columns-repeated="100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412" calcext:value-type="float">
            <text:p>35412</text:p>
          </table:table-cell>
          <table:table-cell office:value-type="float" office:value="0.258966" calcext:value-type="float">
            <text:p>0.258966</text:p>
          </table:table-cell>
          <table:table-cell office:value-type="string" calcext:value-type="string">
            <text:p>hour(s)</text:p>
          </table:table-cell>
          <table:table-cell office:value-type="float" office:value="15.537986" calcext:value-type="float">
            <text:p>15.537986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932.279175 second(</text:p>
          </table:table-cell>
          <table:table-cell office:value-type="string" calcext:value-type="string">
            <text:p>s)</text:p>
          </table:table-cell>
          <table:table-cell table:style-name="Default" table:number-columns-repeated="3"/>
          <table:table-cell table:number-columns-repeated="2"/>
          <table:table-cell table:formula="of:=LOG([.B47:.B128])" office:value-type="float" office:value="4.54915045554758" calcext:value-type="float">
            <text:p>4.5491504555</text:p>
          </table:table-cell>
          <table:table-cell table:number-columns-repeated="100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242" calcext:value-type="float">
            <text:p>37242</text:p>
          </table:table-cell>
          <table:table-cell office:value-type="float" office:value="0.284649" calcext:value-type="float">
            <text:p>0.284649</text:p>
          </table:table-cell>
          <table:table-cell office:value-type="string" calcext:value-type="string">
            <text:p>hour(s)</text:p>
          </table:table-cell>
          <table:table-cell office:value-type="float" office:value="17.078933" calcext:value-type="float">
            <text:p>17.078933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1024.735962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48:.B129])" office:value-type="float" office:value="4.57103299576904" calcext:value-type="float">
            <text:p>4.5710329958</text:p>
          </table:table-cell>
          <table:table-cell table:number-columns-repeated="100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061" calcext:value-type="float">
            <text:p>39061</text:p>
          </table:table-cell>
          <table:table-cell office:value-type="float" office:value="0.313483" calcext:value-type="float">
            <text:p>0.313483</text:p>
          </table:table-cell>
          <table:table-cell office:value-type="string" calcext:value-type="string">
            <text:p>hour(s)</text:p>
          </table:table-cell>
          <table:table-cell office:value-type="float" office:value="18.808993" calcext:value-type="float">
            <text:p>18.808993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1128.539551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49:.B130])" office:value-type="float" office:value="4.59174335745984" calcext:value-type="float">
            <text:p>4.5917433575</text:p>
          </table:table-cell>
          <table:table-cell table:number-columns-repeated="100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847" calcext:value-type="float">
            <text:p>40847</text:p>
          </table:table-cell>
          <table:table-cell office:value-type="float" office:value="0.346211" calcext:value-type="float">
            <text:p>0.346211</text:p>
          </table:table-cell>
          <table:table-cell office:value-type="string" calcext:value-type="string">
            <text:p>hour(s)</text:p>
          </table:table-cell>
          <table:table-cell office:value-type="float" office:value="20.772648" calcext:value-type="float">
            <text:p>20.772648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1246.358887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50:.B131])" office:value-type="float" office:value="4.61116016536563" calcext:value-type="float">
            <text:p>4.6111601654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648" calcext:value-type="float">
            <text:p>42648</text:p>
          </table:table-cell>
          <table:table-cell office:value-type="float" office:value="0.375335" calcext:value-type="float">
            <text:p>0.375335</text:p>
          </table:table-cell>
          <table:table-cell office:value-type="string" calcext:value-type="string">
            <text:p>hour(s)</text:p>
          </table:table-cell>
          <table:table-cell office:value-type="float" office:value="22.520074" calcext:value-type="float">
            <text:p>22.520074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1351.204468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51:.B132])" office:value-type="float" office:value="4.62989866951691" calcext:value-type="float">
            <text:p>4.6298986695</text:p>
          </table:table-cell>
          <table:table-cell table:number-columns-repeated="100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425" calcext:value-type="float">
            <text:p>44425</text:p>
          </table:table-cell>
          <table:table-cell office:value-type="float" office:value="0.405877" calcext:value-type="float">
            <text:p>0.405877</text:p>
          </table:table-cell>
          <table:table-cell office:value-type="string" calcext:value-type="string">
            <text:p>hour(s)</text:p>
          </table:table-cell>
          <table:table-cell office:value-type="float" office:value="24.352625" calcext:value-type="float">
            <text:p>24.352625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1461.157471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52:.B133])" office:value-type="float" office:value="4.64762743647734" calcext:value-type="float">
            <text:p>4.6476274365</text:p>
          </table:table-cell>
          <table:table-cell table:number-columns-repeated="100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233" calcext:value-type="float">
            <text:p>46233</text:p>
          </table:table-cell>
          <table:table-cell office:value-type="float" office:value="0.43922" calcext:value-type="float">
            <text:p>0.43922</text:p>
          </table:table-cell>
          <table:table-cell office:value-type="string" calcext:value-type="string">
            <text:p>hour(s)</text:p>
          </table:table-cell>
          <table:table-cell office:value-type="float" office:value="26.353227" calcext:value-type="float">
            <text:p>26.353227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1581.193604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53:.B134])" office:value-type="float" office:value="4.66495207516366" calcext:value-type="float">
            <text:p>4.6649520752</text:p>
          </table:table-cell>
          <table:table-cell table:number-columns-repeated="100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044" calcext:value-type="float">
            <text:p>48044</text:p>
          </table:table-cell>
          <table:table-cell office:value-type="float" office:value="0.480214" calcext:value-type="float">
            <text:p>0.480214</text:p>
          </table:table-cell>
          <table:table-cell office:value-type="string" calcext:value-type="string">
            <text:p>hour(s)</text:p>
          </table:table-cell>
          <table:table-cell office:value-type="float" office:value="28.812832" calcext:value-type="float">
            <text:p>28.812832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1728.769897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54:.B135])" office:value-type="float" office:value="4.68163915829809" calcext:value-type="float">
            <text:p>4.6816391583</text:p>
          </table:table-cell>
          <table:table-cell table:number-columns-repeated="100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803" calcext:value-type="float">
            <text:p>49803</text:p>
          </table:table-cell>
          <table:table-cell office:value-type="float" office:value="0.517954" calcext:value-type="float">
            <text:p>0.517954</text:p>
          </table:table-cell>
          <table:table-cell office:value-type="string" calcext:value-type="string">
            <text:p>hour(s)</text:p>
          </table:table-cell>
          <table:table-cell office:value-type="float" office:value="31.077254" calcext:value-type="float">
            <text:p>31.077254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1864.635254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55:.B136])" office:value-type="float" office:value="4.69725550428991" calcext:value-type="float">
            <text:p>4.6972555043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607" calcext:value-type="float">
            <text:p>51607</text:p>
          </table:table-cell>
          <table:table-cell office:value-type="float" office:value="0.558792" calcext:value-type="float">
            <text:p>0.558792</text:p>
          </table:table-cell>
          <table:table-cell office:value-type="string" calcext:value-type="string">
            <text:p>hour(s)</text:p>
          </table:table-cell>
          <table:table-cell office:value-type="float" office:value="33.527509" calcext:value-type="float">
            <text:p>33.527509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2011.650513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56:.B137])" office:value-type="float" office:value="4.71270861354943" calcext:value-type="float">
            <text:p>4.7127086135</text:p>
          </table:table-cell>
          <table:table-cell table:number-columns-repeated="100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3323" calcext:value-type="float">
            <text:p>53323</text:p>
          </table:table-cell>
          <table:table-cell office:value-type="float" office:value="0.602685" calcext:value-type="float">
            <text:p>0.602685</text:p>
          </table:table-cell>
          <table:table-cell office:value-type="string" calcext:value-type="string">
            <text:p>hour(s)</text:p>
          </table:table-cell>
          <table:table-cell office:value-type="float" office:value="36.161092" calcext:value-type="float">
            <text:p>36.161092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2169.665527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57:.B138])" office:value-type="float" office:value="4.72691457522784" calcext:value-type="float">
            <text:p>4.7269145752</text:p>
          </table:table-cell>
          <table:table-cell table:number-columns-repeated="100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5099" calcext:value-type="float">
            <text:p>55099</text:p>
          </table:table-cell>
          <table:table-cell office:value-type="float" office:value="0.640185" calcext:value-type="float">
            <text:p>0.640185</text:p>
          </table:table-cell>
          <table:table-cell office:value-type="string" calcext:value-type="string">
            <text:p>hour(s)</text:p>
          </table:table-cell>
          <table:table-cell office:value-type="float" office:value="38.411129" calcext:value-type="float">
            <text:p>38.411129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2304.667725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58:.B139])" office:value-type="float" office:value="4.74114371684774" calcext:value-type="float">
            <text:p>4.7411437168</text:p>
          </table:table-cell>
          <table:table-cell table:number-columns-repeated="100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6856" calcext:value-type="float">
            <text:p>56856</text:p>
          </table:table-cell>
          <table:table-cell office:value-type="float" office:value="0.686888" calcext:value-type="float">
            <text:p>0.686888</text:p>
          </table:table-cell>
          <table:table-cell office:value-type="string" calcext:value-type="string">
            <text:p>hour(s)</text:p>
          </table:table-cell>
          <table:table-cell office:value-type="float" office:value="41.213281" calcext:value-type="float">
            <text:p>41.213281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2472.796875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59:.B140])" office:value-type="float" office:value="4.75477630243437" calcext:value-type="float">
            <text:p>4.7547763024</text:p>
          </table:table-cell>
          <table:table-cell table:number-columns-repeated="100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8587" calcext:value-type="float">
            <text:p>58587</text:p>
          </table:table-cell>
          <table:table-cell office:value-type="float" office:value="0.732042" calcext:value-type="float">
            <text:p>0.732042</text:p>
          </table:table-cell>
          <table:table-cell office:value-type="string" calcext:value-type="string">
            <text:p>hour(s)</text:p>
          </table:table-cell>
          <table:table-cell office:value-type="float" office:value="43.922498" calcext:value-type="float">
            <text:p>43.922498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2635.349854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60:.B141])" office:value-type="float" office:value="4.76780126013753" calcext:value-type="float">
            <text:p>4.7678012601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0331" calcext:value-type="float">
            <text:p>60331</text:p>
          </table:table-cell>
          <table:table-cell office:value-type="float" office:value="0.784224" calcext:value-type="float">
            <text:p>0.784224</text:p>
          </table:table-cell>
          <table:table-cell office:value-type="string" calcext:value-type="string">
            <text:p>hour(s)</text:p>
          </table:table-cell>
          <table:table-cell office:value-type="float" office:value="47.053426" calcext:value-type="float">
            <text:p>47.053426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2823.205566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61:.B142])" office:value-type="float" office:value="4.78054052390554" calcext:value-type="float">
            <text:p>4.7805405239</text:p>
          </table:table-cell>
          <table:table-cell table:number-columns-repeated="100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2069" calcext:value-type="float">
            <text:p>62069</text:p>
          </table:table-cell>
          <table:table-cell office:value-type="float" office:value="0.840378" calcext:value-type="float">
            <text:p>0.840378</text:p>
          </table:table-cell>
          <table:table-cell office:value-type="string" calcext:value-type="string">
            <text:p>hour(s)</text:p>
          </table:table-cell>
          <table:table-cell office:value-type="float" office:value="50.422697" calcext:value-type="float">
            <text:p>50.422697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3025.361816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62:.B143])" office:value-type="float" office:value="4.79287474847899" calcext:value-type="float">
            <text:p>4.7928747485</text:p>
          </table:table-cell>
          <table:table-cell table:number-columns-repeated="100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3866" calcext:value-type="float">
            <text:p>63866</text:p>
          </table:table-cell>
          <table:table-cell office:value-type="float" office:value="0.892721" calcext:value-type="float">
            <text:p>0.892721</text:p>
          </table:table-cell>
          <table:table-cell office:value-type="string" calcext:value-type="string">
            <text:p>hour(s)</text:p>
          </table:table-cell>
          <table:table-cell office:value-type="float" office:value="53.563281" calcext:value-type="float">
            <text:p>53.563281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3213.796875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63:.B144])" office:value-type="float" office:value="4.80526971665388" calcext:value-type="float">
            <text:p>4.8052697167</text:p>
          </table:table-cell>
          <table:table-cell table:number-columns-repeated="100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5592" calcext:value-type="float">
            <text:p>65592</text:p>
          </table:table-cell>
          <table:table-cell office:value-type="float" office:value="0.9427" calcext:value-type="float">
            <text:p>0.9427</text:p>
          </table:table-cell>
          <table:table-cell office:value-type="string" calcext:value-type="string">
            <text:p>hour(s)</text:p>
          </table:table-cell>
          <table:table-cell office:value-type="float" office:value="56.562016" calcext:value-type="float">
            <text:p>56.562016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3393.720947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64:.B145])" office:value-type="float" office:value="4.81685087340427" calcext:value-type="float">
            <text:p>4.8168508734</text:p>
          </table:table-cell>
          <table:table-cell table:number-columns-repeated="100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7359" calcext:value-type="float">
            <text:p>67359</text:p>
          </table:table-cell>
          <table:table-cell office:value-type="float" office:value="1.004146" calcext:value-type="float">
            <text:p>1.004146</text:p>
          </table:table-cell>
          <table:table-cell office:value-type="string" calcext:value-type="string">
            <text:p>hour(s)</text:p>
          </table:table-cell>
          <table:table-cell office:value-type="float" office:value="60.248775" calcext:value-type="float">
            <text:p>60.248775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3614.926514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65:.B146])" office:value-type="float" office:value="4.8283956310791" calcext:value-type="float">
            <text:p>4.8283956311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9094" calcext:value-type="float">
            <text:p>69094</text:p>
          </table:table-cell>
          <table:table-cell office:value-type="float" office:value="1.058671" calcext:value-type="float">
            <text:p>1.058671</text:p>
          </table:table-cell>
          <table:table-cell office:value-type="string" calcext:value-type="string">
            <text:p>hour(s)</text:p>
          </table:table-cell>
          <table:table-cell office:value-type="float" office:value="63.520235" calcext:value-type="float">
            <text:p>63.520235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3811.214111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66:.B147])" office:value-type="float" office:value="4.83944033565165" calcext:value-type="float">
            <text:p>4.8394403357</text:p>
          </table:table-cell>
          <table:table-cell table:number-columns-repeated="100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0883" calcext:value-type="float">
            <text:p>70883</text:p>
          </table:table-cell>
          <table:table-cell office:value-type="float" office:value="1.119853" calcext:value-type="float">
            <text:p>1.119853</text:p>
          </table:table-cell>
          <table:table-cell office:value-type="string" calcext:value-type="string">
            <text:p>hour(s)</text:p>
          </table:table-cell>
          <table:table-cell office:value-type="float" office:value="67.191191" calcext:value-type="float">
            <text:p>67.191191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4031.471436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67:.B148])" office:value-type="float" office:value="4.85054209002846" calcext:value-type="float">
            <text:p>4.85054209</text:p>
          </table:table-cell>
          <table:table-cell table:number-columns-repeated="100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2639" calcext:value-type="float">
            <text:p>72639</text:p>
          </table:table-cell>
          <table:table-cell office:value-type="float" office:value="1.171103" calcext:value-type="float">
            <text:p>1.171103</text:p>
          </table:table-cell>
          <table:table-cell office:value-type="string" calcext:value-type="string">
            <text:p>hour(s)</text:p>
          </table:table-cell>
          <table:table-cell office:value-type="float" office:value="70.266203" calcext:value-type="float">
            <text:p>70.266203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4215.972168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68:.B149])" office:value-type="float" office:value="4.86116985674828" calcext:value-type="float">
            <text:p>4.8611698567</text:p>
          </table:table-cell>
          <table:table-cell table:number-columns-repeated="100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4368" calcext:value-type="float">
            <text:p>74368</text:p>
          </table:table-cell>
          <table:table-cell office:value-type="float" office:value="1.239881" calcext:value-type="float">
            <text:p>1.239881</text:p>
          </table:table-cell>
          <table:table-cell office:value-type="string" calcext:value-type="string">
            <text:p>hour(s)</text:p>
          </table:table-cell>
          <table:table-cell office:value-type="float" office:value="74.392863" calcext:value-type="float">
            <text:p>74.392863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4463.571777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69:.B150])" office:value-type="float" office:value="4.8713861020382" calcext:value-type="float">
            <text:p>4.871386102</text:p>
          </table:table-cell>
          <table:table-cell table:number-columns-repeated="100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6158" calcext:value-type="float">
            <text:p>76158</text:p>
          </table:table-cell>
          <table:table-cell office:value-type="float" office:value="1.315881" calcext:value-type="float">
            <text:p>1.315881</text:p>
          </table:table-cell>
          <table:table-cell office:value-type="string" calcext:value-type="string">
            <text:p>hour(s)</text:p>
          </table:table-cell>
          <table:table-cell office:value-type="float" office:value="78.952873" calcext:value-type="float">
            <text:p>78.952873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4737.172363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70:.B151])" office:value-type="float" office:value="4.8817155304346" calcext:value-type="float">
            <text:p>4.8817155304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7933" calcext:value-type="float">
            <text:p>77933</text:p>
          </table:table-cell>
          <table:table-cell office:value-type="float" office:value="1.384834" calcext:value-type="float">
            <text:p>1.384834</text:p>
          </table:table-cell>
          <table:table-cell office:value-type="string" calcext:value-type="string">
            <text:p>hour(s)</text:p>
          </table:table-cell>
          <table:table-cell office:value-type="float" office:value="83.090047" calcext:value-type="float">
            <text:p>83.090047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4985.402832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71:.B152])" office:value-type="float" office:value="4.89172139455522" calcext:value-type="float">
            <text:p>4.8917213946</text:p>
          </table:table-cell>
          <table:table-cell table:number-columns-repeated="100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9686" calcext:value-type="float">
            <text:p>79686</text:p>
          </table:table-cell>
          <table:table-cell office:value-type="float" office:value="1.447871" calcext:value-type="float">
            <text:p>1.447871</text:p>
          </table:table-cell>
          <table:table-cell office:value-type="string" calcext:value-type="string">
            <text:p>hour(s)</text:p>
          </table:table-cell>
          <table:table-cell office:value-type="float" office:value="86.872233" calcext:value-type="float">
            <text:p>86.872233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5212.333984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72:.B153])" office:value-type="float" office:value="4.90138202708215" calcext:value-type="float">
            <text:p>4.9013820271</text:p>
          </table:table-cell>
          <table:table-cell table:number-columns-repeated="100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1476" calcext:value-type="float">
            <text:p>81476</text:p>
          </table:table-cell>
          <table:table-cell office:value-type="float" office:value="1.512488" calcext:value-type="float">
            <text:p>1.512488</text:p>
          </table:table-cell>
          <table:table-cell office:value-type="string" calcext:value-type="string">
            <text:p>hour(s)</text:p>
          </table:table-cell>
          <table:table-cell office:value-type="float" office:value="90.749284" calcext:value-type="float">
            <text:p>90.749284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5444.957031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73:.B154])" office:value-type="float" office:value="4.91102969950621" calcext:value-type="float">
            <text:p>4.9110296995</text:p>
          </table:table-cell>
          <table:table-cell table:number-columns-repeated="100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3237" calcext:value-type="float">
            <text:p>83237</text:p>
          </table:table-cell>
          <table:table-cell office:value-type="float" office:value="1.586574" calcext:value-type="float">
            <text:p>1.586574</text:p>
          </table:table-cell>
          <table:table-cell office:value-type="string" calcext:value-type="string">
            <text:p>hour(s)</text:p>
          </table:table-cell>
          <table:table-cell office:value-type="float" office:value="95.194417" calcext:value-type="float">
            <text:p>95.194417</text:p>
          </table:table-cell>
          <table:table-cell office:value-type="string" calcext:value-type="string">
            <text:p>minute(s</text:p>
          </table:table-cell>
          <table:table-cell office:value-type="string" calcext:value-type="string">
            <text:p>) o</text:p>
          </table:table-cell>
          <table:table-cell office:value-type="string" calcext:value-type="string">
            <text:p>r 5711.665039 second</text:p>
          </table:table-cell>
          <table:table-cell office:value-type="string" calcext:value-type="string">
            <text:p>(s)</text:p>
          </table:table-cell>
          <table:table-cell table:style-name="Default" table:number-columns-repeated="3"/>
          <table:table-cell table:number-columns-repeated="2"/>
          <table:table-cell table:formula="of:=LOG([.B74:.B155])" office:value-type="float" office:value="4.92031641912579" calcext:value-type="float">
            <text:p>4.9203164191</text:p>
          </table:table-cell>
          <table:table-cell table:number-columns-repeated="100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4935" calcext:value-type="float">
            <text:p>84935</text:p>
          </table:table-cell>
          <table:table-cell office:value-type="float" office:value="1.689316" calcext:value-type="float">
            <text:p>1.689316</text:p>
          </table:table-cell>
          <table:table-cell office:value-type="string" calcext:value-type="string">
            <text:p>hour(s)</text:p>
          </table:table-cell>
          <table:table-cell office:value-type="float" office:value="101.358984" calcext:value-type="float">
            <text:p>101.358984</text:p>
          </table:table-cell>
          <table:table-cell office:value-type="string" calcext:value-type="string">
            <text:p>minute(</text:p>
          </table:table-cell>
          <table:table-cell office:value-type="string" calcext:value-type="string">
            <text:p>s)</text:p>
          </table:table-cell>
          <table:table-cell office:value-type="string" calcext:value-type="string">
            <text:p>or 6081.539062 secon</text:p>
          </table:table-cell>
          <table:table-cell office:value-type="string" calcext:value-type="string">
            <text:p>d(s)</text:p>
          </table:table-cell>
          <table:table-cell table:style-name="Default" table:number-columns-repeated="3"/>
          <table:table-cell table:number-columns-repeated="2"/>
          <table:table-cell table:formula="of:=LOG([.B75:.B156])" office:value-type="float" office:value="4.92908669112224" calcext:value-type="float">
            <text:p>4.9290866911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6676" calcext:value-type="float">
            <text:p>86676</text:p>
          </table:table-cell>
          <table:table-cell office:value-type="float" office:value="1.776485" calcext:value-type="float">
            <text:p>1.776485</text:p>
          </table:table-cell>
          <table:table-cell office:value-type="string" calcext:value-type="string">
            <text:p>hour(s)</text:p>
          </table:table-cell>
          <table:table-cell office:value-type="float" office:value="106.589111" calcext:value-type="float">
            <text:p>106.589111</text:p>
          </table:table-cell>
          <table:table-cell office:value-type="string" calcext:value-type="string">
            <text:p>minute(</text:p>
          </table:table-cell>
          <table:table-cell office:value-type="string" calcext:value-type="string">
            <text:p>s)</text:p>
          </table:table-cell>
          <table:table-cell office:value-type="string" calcext:value-type="string">
            <text:p>or 6395.346680 secon</text:p>
          </table:table-cell>
          <table:table-cell office:value-type="string" calcext:value-type="string">
            <text:p>d(s)</text:p>
          </table:table-cell>
          <table:table-cell table:style-name="Default" table:number-columns-repeated="3"/>
          <table:table-cell table:number-columns-repeated="2"/>
          <table:table-cell table:formula="of:=LOG([.B76:.B157])" office:value-type="float" office:value="4.93789886090792" calcext:value-type="float">
            <text:p>4.9378988609</text:p>
          </table:table-cell>
          <table:table-cell table:number-columns-repeated="100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8390" calcext:value-type="float">
            <text:p>88390</text:p>
          </table:table-cell>
          <table:table-cell office:value-type="float" office:value="1.866372" calcext:value-type="float">
            <text:p>1.866372</text:p>
          </table:table-cell>
          <table:table-cell table:number-columns-repeated="2"/>
          <table:table-cell office:value-type="float" office:value="1.866372" calcext:value-type="float">
            <text:p>1.86637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11.982292" calcext:value-type="float">
            <text:p>111.98229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718.937500 second(s)</text:p>
          </table:table-cell>
          <table:table-cell table:number-columns-repeated="2"/>
          <table:table-cell table:formula="of:=LOG([.B77:.B158])" office:value-type="float" office:value="4.94640313389905" calcext:value-type="float">
            <text:p>4.9464031339</text:p>
          </table:table-cell>
          <table:table-cell table:number-columns-repeated="100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0090" calcext:value-type="float">
            <text:p>90090</text:p>
          </table:table-cell>
          <table:table-cell office:value-type="float" office:value="1.96079" calcext:value-type="float">
            <text:p>1.96079</text:p>
          </table:table-cell>
          <table:table-cell table:number-columns-repeated="2"/>
          <table:table-cell office:value-type="float" office:value="1.96079" calcext:value-type="float">
            <text:p>1.9607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17.647396" calcext:value-type="float">
            <text:p>117.6473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058.843750 second(s)</text:p>
          </table:table-cell>
          <table:table-cell table:number-columns-repeated="2"/>
          <table:table-cell table:formula="of:=LOG([.B78:.B159])" office:value-type="float" office:value="4.95467658691864" calcext:value-type="float">
            <text:p>4.9546765869</text:p>
          </table:table-cell>
          <table:table-cell table:number-columns-repeated="100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1821" calcext:value-type="float">
            <text:p>91821</text:p>
          </table:table-cell>
          <table:table-cell office:value-type="float" office:value="2.051687" calcext:value-type="float">
            <text:p>2.051687</text:p>
          </table:table-cell>
          <table:table-cell table:number-columns-repeated="2"/>
          <table:table-cell office:value-type="float" office:value="2.051687" calcext:value-type="float">
            <text:p>2.0516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23.101253" calcext:value-type="float">
            <text:p>123.10125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386.075195 second(s)</text:p>
          </table:table-cell>
          <table:table-cell table:number-columns-repeated="2"/>
          <table:table-cell table:formula="of:=LOG([.B79:.B160])" office:value-type="float" office:value="4.96294201825049" calcext:value-type="float">
            <text:p>4.9629420183</text:p>
          </table:table-cell>
          <table:table-cell table:number-columns-repeated="100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3555" calcext:value-type="float">
            <text:p>93555</text:p>
          </table:table-cell>
          <table:table-cell office:value-type="float" office:value="2.133829" calcext:value-type="float">
            <text:p>2.133829</text:p>
          </table:table-cell>
          <table:table-cell table:number-columns-repeated="2"/>
          <table:table-cell office:value-type="float" office:value="2.133829" calcext:value-type="float">
            <text:p>2.1338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28.029777" calcext:value-type="float">
            <text:p>128.0297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681.786621 second(s)</text:p>
          </table:table-cell>
          <table:table-cell table:number-columns-repeated="2"/>
          <table:table-cell table:formula="of:=LOG([.B80:.B161])" office:value-type="float" office:value="4.97106700310681" calcext:value-type="float">
            <text:p>4.9710670031</text:p>
          </table:table-cell>
          <table:table-cell table:number-columns-repeated="100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5257" calcext:value-type="float">
            <text:p>95257</text:p>
          </table:table-cell>
          <table:table-cell office:value-type="float" office:value="2.233325" calcext:value-type="float">
            <text:p>2.233325</text:p>
          </table:table-cell>
          <table:table-cell table:number-columns-repeated="2"/>
          <table:table-cell office:value-type="float" office:value="2.233325" calcext:value-type="float">
            <text:p>2.2333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33.999495" calcext:value-type="float">
            <text:p>133.9994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8039.969727 second(s)</text:p>
          </table:table-cell>
          <table:table-cell table:number-columns-repeated="2"/>
          <table:table-cell table:formula="of:=LOG([.B81:.B162])" office:value-type="float" office:value="4.97889689982976" calcext:value-type="float">
            <text:p>4.9788968998</text:p>
          </table:table-cell>
          <table:table-cell table:number-columns-repeated="100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7008" calcext:value-type="float">
            <text:p>97008</text:p>
          </table:table-cell>
          <table:table-cell office:value-type="float" office:value="2.321635" calcext:value-type="float">
            <text:p>2.321635</text:p>
          </table:table-cell>
          <table:table-cell table:number-columns-repeated="2"/>
          <table:table-cell office:value-type="float" office:value="2.321635" calcext:value-type="float">
            <text:p>2.3216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39.298096" calcext:value-type="float">
            <text:p>139.2980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8357.885742 second(s)</text:p>
          </table:table-cell>
          <table:table-cell table:number-columns-repeated="2"/>
          <table:table-cell table:formula="of:=LOG([.B82:.B163])" office:value-type="float" office:value="4.98680755089089" calcext:value-type="float">
            <text:p>4.9868075509</text:p>
          </table:table-cell>
          <table:table-cell table:number-columns-repeated="100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8675" calcext:value-type="float">
            <text:p>98675</text:p>
          </table:table-cell>
          <table:table-cell office:value-type="float" office:value="2.439795" calcext:value-type="float">
            <text:p>2.439795</text:p>
          </table:table-cell>
          <table:table-cell table:number-columns-repeated="2"/>
          <table:table-cell office:value-type="float" office:value="2.439795" calcext:value-type="float">
            <text:p>2.43979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46.387679" calcext:value-type="float">
            <text:p>146.3876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8783.260742 second(s)</text:p>
          </table:table-cell>
          <table:table-cell table:number-columns-repeated="2"/>
          <table:table-cell table:formula="of:=LOG([.B83:.B164])" office:value-type="float" office:value="4.99420713506755" calcext:value-type="float">
            <text:p>4.9942071351</text:p>
          </table:table-cell>
          <table:table-cell table:number-columns-repeated="100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0413" calcext:value-type="float">
            <text:p>100413</text:p>
          </table:table-cell>
          <table:table-cell office:value-type="float" office:value="2.5252" calcext:value-type="float">
            <text:p>2.5252</text:p>
          </table:table-cell>
          <table:table-cell table:number-columns-repeated="2"/>
          <table:table-cell office:value-type="float" office:value="2.5252" calcext:value-type="float">
            <text:p>2.525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51.512028" calcext:value-type="float">
            <text:p>151.5120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9090.721680 second(s)</text:p>
          </table:table-cell>
          <table:table-cell table:number-columns-repeated="2"/>
          <table:table-cell table:formula="of:=LOG([.B84:.B165])" office:value-type="float" office:value="5.00178994251796" calcext:value-type="float">
            <text:p>5.0017899425</text:p>
          </table:table-cell>
          <table:table-cell table:number-columns-repeated="100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2098" calcext:value-type="float">
            <text:p>102098</text:p>
          </table:table-cell>
          <table:table-cell office:value-type="float" office:value="2.621758" calcext:value-type="float">
            <text:p>2.621758</text:p>
          </table:table-cell>
          <table:table-cell table:number-columns-repeated="2"/>
          <table:table-cell office:value-type="float" office:value="2.621758" calcext:value-type="float">
            <text:p>2.62175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57.305452" calcext:value-type="float">
            <text:p>157.3054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9438.327148 second(s)</text:p>
          </table:table-cell>
          <table:table-cell table:number-columns-repeated="2"/>
          <table:table-cell table:formula="of:=LOG([.B85:.B166])" office:value-type="float" office:value="5.00901723476594" calcext:value-type="float">
            <text:p>5.0090172348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3794" calcext:value-type="float">
            <text:p>103794</text:p>
          </table:table-cell>
          <table:table-cell office:value-type="float" office:value="2.714139" calcext:value-type="float">
            <text:p>2.714139</text:p>
          </table:table-cell>
          <table:table-cell table:number-columns-repeated="2"/>
          <table:table-cell office:value-type="float" office:value="2.714139" calcext:value-type="float">
            <text:p>2.7141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62.848324" calcext:value-type="float">
            <text:p>162.8483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9770.899414 second(s)</text:p>
          </table:table-cell>
          <table:table-cell table:number-columns-repeated="2"/>
          <table:table-cell table:formula="of:=LOG([.B86:.B167])" office:value-type="float" office:value="5.01617224905959" calcext:value-type="float">
            <text:p>5.0161722491</text:p>
          </table:table-cell>
          <table:table-cell table:number-columns-repeated="100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5430" calcext:value-type="float">
            <text:p>105430</text:p>
          </table:table-cell>
          <table:table-cell office:value-type="float" office:value="2.824739" calcext:value-type="float">
            <text:p>2.824739</text:p>
          </table:table-cell>
          <table:table-cell table:number-columns-repeated="2"/>
          <table:table-cell office:value-type="float" office:value="2.824739" calcext:value-type="float">
            <text:p>2.8247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69.484359" calcext:value-type="float">
            <text:p>169.4843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0169.061523 second(s)</text:p>
          </table:table-cell>
          <table:table-cell table:number-columns-repeated="2"/>
          <table:table-cell table:formula="of:=LOG([.B87:.B168])" office:value-type="float" office:value="5.02296420651799" calcext:value-type="float">
            <text:p>5.0229642065</text:p>
          </table:table-cell>
          <table:table-cell table:number-columns-repeated="100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7063" calcext:value-type="float">
            <text:p>107063</text:p>
          </table:table-cell>
          <table:table-cell office:value-type="float" office:value="2.929613" calcext:value-type="float">
            <text:p>2.929613</text:p>
          </table:table-cell>
          <table:table-cell table:number-columns-repeated="2"/>
          <table:table-cell office:value-type="float" office:value="2.929613" calcext:value-type="float">
            <text:p>2.92961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75.776758" calcext:value-type="float">
            <text:p>175.7767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0546.605469 second(s)</text:p>
          </table:table-cell>
          <table:table-cell table:number-columns-repeated="2"/>
          <table:table-cell table:formula="of:=LOG([.B88:.B169])" office:value-type="float" office:value="5.0296394085336" calcext:value-type="float">
            <text:p>5.0296394085</text:p>
          </table:table-cell>
          <table:table-cell table:number-columns-repeated="100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8772" calcext:value-type="float">
            <text:p>108772</text:p>
          </table:table-cell>
          <table:table-cell office:value-type="float" office:value="3.045564" calcext:value-type="float">
            <text:p>3.045564</text:p>
          </table:table-cell>
          <table:table-cell table:number-columns-repeated="11"/>
          <table:table-cell table:formula="of:=LOG([.B89:.B170])" office:value-type="float" office:value="5.03651711401566" calcext:value-type="float">
            <text:p>5.036517114</text:p>
          </table:table-cell>
          <table:table-cell table:number-columns-repeated="100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10366" calcext:value-type="float">
            <text:p>110366</text:p>
          </table:table-cell>
          <table:table-cell office:value-type="float" office:value="3.139896" calcext:value-type="float">
            <text:p>3.139896</text:p>
          </table:table-cell>
          <table:table-cell table:number-columns-repeated="11"/>
          <table:table-cell table:formula="of:=LOG([.B90:.B171])" office:value-type="float" office:value="5.04283530268119" calcext:value-type="float">
            <text:p>5.0428353027</text:p>
          </table:table-cell>
          <table:table-cell table:number-columns-repeated="100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2007" calcext:value-type="float">
            <text:p>112007</text:p>
          </table:table-cell>
          <table:table-cell office:value-type="float" office:value="3.266676" calcext:value-type="float">
            <text:p>3.266676</text:p>
          </table:table-cell>
          <table:table-cell table:number-columns-repeated="11"/>
          <table:table-cell table:formula="of:=LOG([.B91:.B172])" office:value-type="float" office:value="5.0492451652271" calcext:value-type="float">
            <text:p>5.0492451652</text:p>
          </table:table-cell>
          <table:table-cell table:number-columns-repeated="100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13706" calcext:value-type="float">
            <text:p>113706</text:p>
          </table:table-cell>
          <table:table-cell office:value-type="float" office:value="3.391686" calcext:value-type="float">
            <text:p>3.391686</text:p>
          </table:table-cell>
          <table:table-cell table:number-columns-repeated="11"/>
          <table:table-cell table:formula="of:=LOG([.B92:.B173])" office:value-type="float" office:value="5.05578338199767" calcext:value-type="float">
            <text:p>5.055783382</text:p>
          </table:table-cell>
          <table:table-cell table:number-columns-repeated="100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15389" calcext:value-type="float">
            <text:p>115389</text:p>
          </table:table-cell>
          <table:table-cell office:value-type="float" office:value="3.512242" calcext:value-type="float">
            <text:p>3.512242</text:p>
          </table:table-cell>
          <table:table-cell table:number-columns-repeated="11"/>
          <table:table-cell table:formula="of:=LOG([.B93:.B174])" office:value-type="float" office:value="5.0621644096256" calcext:value-type="float">
            <text:p>5.0621644096</text:p>
          </table:table-cell>
          <table:table-cell table:number-columns-repeated="100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17046" calcext:value-type="float">
            <text:p>117046</text:p>
          </table:table-cell>
          <table:table-cell office:value-type="float" office:value="3.643315" calcext:value-type="float">
            <text:p>3.643315</text:p>
          </table:table-cell>
          <table:table-cell table:number-columns-repeated="11"/>
          <table:table-cell table:formula="of:=LOG([.B94:.B175])" office:value-type="float" office:value="5.0683565764469" calcext:value-type="float">
            <text:p>5.0683565764</text:p>
          </table:table-cell>
          <table:table-cell table:number-columns-repeated="100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staph.aureus.cellmodeller.final'.T115" table:end-x="6.79mm" table:end-y="4.92mm" draw:z-index="0" draw:name="Chart 1" draw:style-name="gr1" draw:text-style-name="P1" svg:width="177.07mm" svg:height="76.16mm" svg:x="15.28mm" svg:y="37.56mm">
              <draw:object draw:notify-on-update-of-ranges="'staph.aureus.cellmodeller.final'.O7:'staph.aureus.cellmodeller.final'.O8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16:18:54.788145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ph.aureus.cellmodeller.final" style:display-name="PageStyle_staph.aureus.cellmodeller.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6:03:25</meta:creation-date>
    <meta:initial-creator>abandyopadhyay</meta:initial-creator>
    <dc:language>en-IN</dc:language>
    <dc:date>2018-02-22T16:24:32.342820775</dc:date>
    <meta:editing-cycles>12</meta:editing-cycles>
    <meta:editing-duration>PT23M11S</meta:editing-duration>
    <meta:generator>LibreOffice/4.4.7.2$Linux_X86_64 LibreOffice_project/40m0$Build-2</meta:generator>
    <meta:document-statistic meta:table-count="1" meta:cell-count="853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.708cm" svg:height="7.617cm" xlink:href=".." xlink:type="simple" chart:class="chart:line" chart:style-name="ch1">
        <chart:title svg:x="6.88cm" svg:y="0.287cm" chart:style-name="ch2">
          <text:p>Chart Title</text:p>
        </chart:title>
        <chart:legend chart:legend-position="bottom" svg:x="7.455cm" svg:y="6.807cm" style:legend-expansion="wide" chart:style-name="ch3"/>
        <chart:plot-area chart:style-name="ch4" table:cell-range-address="'staph.aureus.cellmodeller.final'.O7:'staph.aureus.cellmodeller.final'.O88" svg:x="0.354cm" svg:y="1.578cm" svg:width="17cm" svg:height="5.077cm">
          <chartooo:coordinate-region svg:x="0.697cm" svg:y="1.578cm" svg:width="16.657cm" svg:height="4.08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taph.aureus.cellmodeller.final'.O7:'staph.aureus.cellmodeller.final'.O88" chart:class="chart:line">
            <chart:data-point chart:repeated="82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8970004336019">
                <text:p>0.698970004336019</text:p>
                <draw:g>
                  <svg:desc>'staph.aureus.cellmodeller.final'.O7:'staph.aureus.cellmodeller.final'.O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8103336724773">
                <text:p>2.28103336724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0483371661994">
                <text:p>2.40483371661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4157924394658">
                <text:p>2.54157924394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6931688056611">
                <text:p>2.66931688056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7670118398841">
                <text:p>2.77670118398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8705437805096">
                <text:p>2.88705437805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782308074573">
                <text:p>2.99782308074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0414555055401">
                <text:p>3.10414555055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9975517725347">
                <text:p>3.199755177253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9446622616159">
                <text:p>3.294466226161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8685552918472">
                <text:p>3.38685552918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47363292687384">
                <text:p>3.47363292687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990662503611">
                <text:p>3.559906625036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3608651510307">
                <text:p>3.63608651510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1399426766064">
                <text:p>3.71399426766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78731875662455">
                <text:p>3.78731875662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5691006030079">
                <text:p>3.85691006030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2288109120829">
                <text:p>3.922881091208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8699553972438">
                <text:p>3.986995539724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05018634967536">
                <text:p>4.05018634967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10724389757897">
                <text:p>4.10724389757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6076856186113">
                <text:p>4.16076856186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21162772316862">
                <text:p>4.211627723168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5858939756146">
                <text:p>4.258589397561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0155083660017">
                <text:p>4.30155083660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4082073665592">
                <text:p>4.340820736655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7759762610892">
                <text:p>4.377597626108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41177117762037">
                <text:p>4.41177117762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4346639308865">
                <text:p>4.44346639308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728587962254">
                <text:p>4.47285879622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0037371435337">
                <text:p>4.50037371435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2600308609281">
                <text:p>4.526003086092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4915045554758">
                <text:p>4.54915045554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7103299576904">
                <text:p>4.571032995769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9174335745984">
                <text:p>4.59174335745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1116016536563">
                <text:p>4.61116016536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2989866951691">
                <text:p>4.629898669516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4762743647734">
                <text:p>4.64762743647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6495207516366">
                <text:p>4.664952075163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8163915829809">
                <text:p>4.68163915829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9725550428991">
                <text:p>4.69725550428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1270861354943">
                <text:p>4.712708613549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72691457522784">
                <text:p>4.726914575227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4114371684774">
                <text:p>4.741143716847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5477630243437">
                <text:p>4.754776302434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76780126013753">
                <text:p>4.767801260137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8054052390554">
                <text:p>4.78054052390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9287474847899">
                <text:p>4.792874748478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0526971665388">
                <text:p>4.80526971665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81685087340427">
                <text:p>4.816850873404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283956310791">
                <text:p>4.82839563107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83944033565165">
                <text:p>4.839440335651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85054209002846">
                <text:p>4.850542090028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6116985674828">
                <text:p>4.861169856748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8713861020382">
                <text:p>4.8713861020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8817155304346">
                <text:p>4.88171553043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89172139455522">
                <text:p>4.891721394555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90138202708215">
                <text:p>4.901382027082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91102969950621">
                <text:p>4.911029699506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92031641912579">
                <text:p>4.92031641912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2908669112224">
                <text:p>4.929086691122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3789886090792">
                <text:p>4.937898860907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94640313389905">
                <text:p>4.946403133899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95467658691864">
                <text:p>4.954676586918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6294201825049">
                <text:p>4.96294201825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97106700310681">
                <text:p>4.971067003106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97889689982976">
                <text:p>4.978896899829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98680755089089">
                <text:p>4.986807550890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99420713506755">
                <text:p>4.994207135067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00178994251796">
                <text:p>5.001789942517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00901723476594">
                <text:p>5.009017234765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01617224905959">
                <text:p>5.016172249059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2296420651799">
                <text:p>5.022964206517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296394085336">
                <text:p>5.0296394085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